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radik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hreshold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ll-pairs-0</text:p>
          </table:table-cell>
          <table:table-cell office:value-type="float" office:value="252.605355">
            <text:p>252.61</text:p>
          </table:table-cell>
          <table:table-cell office:value-type="float" office:value="251.714321">
            <text:p>251.71</text:p>
          </table:table-cell>
          <table:table-cell office:value-type="float" office:value="253.55919">
            <text:p>253.56</text:p>
          </table:table-cell>
          <table:table-cell office:value-type="float" office:value="254.125995">
            <text:p>254.13</text:p>
          </table:table-cell>
        </table:table-row>
        <table:table-row table:style-name="ro1">
          <table:table-cell office:value-type="string">
            <text:p>All-pairs-1</text:p>
          </table:table-cell>
          <table:table-cell office:value-type="float" office:value="193.039748">
            <text:p>193.04</text:p>
          </table:table-cell>
          <table:table-cell office:value-type="float" office:value="171.402577">
            <text:p>171.4</text:p>
          </table:table-cell>
          <table:table-cell office:value-type="float" office:value="154.921256">
            <text:p>154.92</text:p>
          </table:table-cell>
          <table:table-cell office:value-type="float" office:value="154.654748">
            <text:p>154.65</text:p>
          </table:table-cell>
        </table:table-row>
        <table:table-row table:style-name="ro1">
          <table:table-cell office:value-type="string">
            <text:p>All-pairs-2</text:p>
          </table:table-cell>
          <table:table-cell office:value-type="float" office:value="232.479811">
            <text:p>232.48</text:p>
          </table:table-cell>
          <table:table-cell office:value-type="float" office:value="196.614742">
            <text:p>196.61</text:p>
          </table:table-cell>
          <table:table-cell office:value-type="float" office:value="170.341765">
            <text:p>170.34</text:p>
          </table:table-cell>
          <table:table-cell office:value-type="float" office:value="146.717609">
            <text:p>146.72</text:p>
          </table:table-cell>
        </table:table-row>
        <table:table-row table:style-name="ro1">
          <table:table-cell office:value-type="string">
            <text:p>All-pairs-2a</text:p>
          </table:table-cell>
          <table:table-cell office:value-type="float" office:value="59.857318">
            <text:p>59.86</text:p>
          </table:table-cell>
          <table:table-cell office:value-type="float" office:value="48.915543">
            <text:p>48.92</text:p>
          </table:table-cell>
          <table:table-cell office:value-type="float" office:value="43.631008">
            <text:p>43.63</text:p>
          </table:table-cell>
          <table:table-cell office:value-type="float" office:value="37.468341">
            <text:p>37.47</text:p>
          </table:table-cell>
        </table:table-row>
        <table:table-row table:style-name="ro1">
          <table:table-cell office:value-type="string">
            <text:p>All-pairs-2b</text:p>
          </table:table-cell>
          <table:table-cell office:value-type="float" office:value="228.962965">
            <text:p>228.96</text:p>
          </table:table-cell>
          <table:table-cell office:value-type="float" office:value="193.104368">
            <text:p>193.1</text:p>
          </table:table-cell>
          <table:table-cell office:value-type="float" office:value="170.229825">
            <text:p>170.23</text:p>
          </table:table-cell>
          <table:table-cell office:value-type="float" office:value="147.820169">
            <text:p>147.82</text:p>
          </table:table-cell>
        </table:table-row>
        <table:table-row table:style-name="ro1">
          <table:table-cell office:value-type="string">
            <text:p>All-pairs-2c</text:p>
          </table:table-cell>
          <table:table-cell office:value-type="float" office:value="59.841955">
            <text:p>59.84</text:p>
          </table:table-cell>
          <table:table-cell office:value-type="float" office:value="50.229806">
            <text:p>50.23</text:p>
          </table:table-cell>
          <table:table-cell office:value-type="float" office:value="44.41441">
            <text:p>44.41</text:p>
          </table:table-cell>
          <table:table-cell office:value-type="float" office:value="39.196495">
            <text:p>39.2</text:p>
          </table:table-cell>
        </table:table-row>
        <table:table-row table:style-name="ro1">
          <table:table-cell office:value-type="string">
            <text:p>Output size</text:p>
          </table:table-cell>
          <table:table-cell office:value-type="float" office:value="70405">
            <text:p>70405</text:p>
          </table:table-cell>
          <table:table-cell office:value-type="float" office:value="16817">
            <text:p>16817</text:p>
          </table:table-cell>
          <table:table-cell office:value-type="float" office:value="6143">
            <text:p>6143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Sheet1.F34" table:end-x="0.8024in" table:end-y="0.0209in" draw:z-index="0" draw:style-name="gr1" svg:width="5.2472in" svg:height="3.763in" svg:x="0in" svg:y="0.1543in">
              <draw:object draw:notify-on-update-of-ranges="Sheet1.B3:Sheet1.E3 Sheet1.A4:Sheet1.A4 Sheet1.B4:Sheet1.E4 Sheet1.A5:Sheet1.A5 Sheet1.B5:Sheet1.E5 Sheet1.A6:Sheet1.A6 Sheet1.B6:Sheet1.E6 Sheet1.A7:Sheet1.A7 Sheet1.B7:Sheet1.E7 Sheet1.A8:Sheet1.A8 Sheet1.B8:Sheet1.E8 Sheet1.A9:Sheet1.A9 Sheet1.B9:Sheet1.E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rawl.trun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reshold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string">
            <text:p>All-pairs-0</text:p>
          </table:table-cell>
          <table:table-cell office:value-type="float" office:value="584.12951">
            <text:p>584.13</text:p>
          </table:table-cell>
          <table:table-cell office:value-type="float" office:value="588.638721">
            <text:p>588.64</text:p>
          </table:table-cell>
          <table:table-cell office:value-type="float" office:value="581.103059">
            <text:p>581.1</text:p>
          </table:table-cell>
          <table:table-cell office:value-type="float" office:value="577.911587">
            <text:p>577.91</text:p>
          </table:table-cell>
          <table:table-cell office:value-type="float" office:value="560.367947">
            <text:p>560.37</text:p>
          </table:table-cell>
          <table:table-cell office:value-type="float" office:value="583.380785">
            <text:p>583.38</text:p>
          </table:table-cell>
        </table:table-row>
        <table:table-row table:style-name="ro1">
          <table:table-cell office:value-type="string">
            <text:p>All-pairs-1</text:p>
          </table:table-cell>
          <table:table-cell office:value-type="float" office:value="420.546227">
            <text:p>420.55</text:p>
          </table:table-cell>
          <table:table-cell office:value-type="float" office:value="435.193241">
            <text:p>435.19</text:p>
          </table:table-cell>
          <table:table-cell office:value-type="float" office:value="433.647228">
            <text:p>433.65</text:p>
          </table:table-cell>
          <table:table-cell office:value-type="float" office:value="459.030654">
            <text:p>459.03</text:p>
          </table:table-cell>
          <table:table-cell office:value-type="float" office:value="457.932952">
            <text:p>457.93</text:p>
          </table:table-cell>
          <table:table-cell office:value-type="float" office:value="432.718666">
            <text:p>432.72</text:p>
          </table:table-cell>
        </table:table-row>
        <table:table-row table:style-name="ro1">
          <table:table-cell office:value-type="string">
            <text:p>All-pairs-2</text:p>
          </table:table-cell>
          <table:table-cell office:value-type="float" office:value="492.795648">
            <text:p>492.8</text:p>
          </table:table-cell>
          <table:table-cell office:value-type="float" office:value="503.895178">
            <text:p>503.9</text:p>
          </table:table-cell>
          <table:table-cell office:value-type="float" office:value="537.842032">
            <text:p>537.84</text:p>
          </table:table-cell>
          <table:table-cell office:value-type="float" office:value="567.13985">
            <text:p>567.14</text:p>
          </table:table-cell>
          <table:table-cell office:value-type="float" office:value="600.545612">
            <text:p>600.55</text:p>
          </table:table-cell>
          <table:table-cell office:value-type="float" office:value="521.591161">
            <text:p>521.59</text:p>
          </table:table-cell>
        </table:table-row>
        <table:table-row table:style-name="ro1">
          <table:table-cell office:value-type="string">
            <text:p>All-pairs-2a</text:p>
          </table:table-cell>
          <table:table-cell office:value-type="float" office:value="247.522371">
            <text:p>247.52</text:p>
          </table:table-cell>
          <table:table-cell office:value-type="float" office:value="250.605216">
            <text:p>250.61</text:p>
          </table:table-cell>
          <table:table-cell office:value-type="float" office:value="270.057987">
            <text:p>270.06</text:p>
          </table:table-cell>
          <table:table-cell office:value-type="float" office:value="285.19623">
            <text:p>285.2</text:p>
          </table:table-cell>
          <table:table-cell office:value-type="float" office:value="302.964027">
            <text:p>302.96</text:p>
          </table:table-cell>
          <table:table-cell office:value-type="float" office:value="262.004162">
            <text:p>262</text:p>
          </table:table-cell>
        </table:table-row>
        <table:table-row table:style-name="ro1">
          <table:table-cell office:value-type="string">
            <text:p>All-pairs-2b</text:p>
          </table:table-cell>
          <table:table-cell office:value-type="float" office:value="480.227706">
            <text:p>480.23</text:p>
          </table:table-cell>
          <table:table-cell office:value-type="float" office:value="489.025949">
            <text:p>489.03</text:p>
          </table:table-cell>
          <table:table-cell office:value-type="float" office:value="513.579217">
            <text:p>513.58</text:p>
          </table:table-cell>
          <table:table-cell office:value-type="float" office:value="532.40189">
            <text:p>532.4</text:p>
          </table:table-cell>
          <table:table-cell office:value-type="float" office:value="558.849537">
            <text:p>558.85</text:p>
          </table:table-cell>
          <table:table-cell office:value-type="float" office:value="500.296317">
            <text:p>500.3</text:p>
          </table:table-cell>
        </table:table-row>
        <table:table-row table:style-name="ro1">
          <table:table-cell office:value-type="string">
            <text:p>All-pairs-2c</text:p>
          </table:table-cell>
          <table:table-cell office:value-type="float" office:value="244.142388">
            <text:p>244.14</text:p>
          </table:table-cell>
          <table:table-cell office:value-type="float" office:value="252.15851">
            <text:p>252.16</text:p>
          </table:table-cell>
          <table:table-cell office:value-type="float" office:value="267.981105">
            <text:p>267.98</text:p>
          </table:table-cell>
          <table:table-cell office:value-type="float" office:value="280.484563">
            <text:p>280.48</text:p>
          </table:table-cell>
          <table:table-cell office:value-type="float" office:value="298.857647">
            <text:p>298.86</text:p>
          </table:table-cell>
          <table:table-cell office:value-type="float" office:value="259.169306">
            <text:p>259.17</text:p>
          </table:table-cell>
        </table:table-row>
        <table:table-row table:style-name="ro1">
          <table:table-cell office:value-type="string">
            <text:p>Output size</text:p>
          </table:table-cell>
          <table:table-cell office:value-type="float" office:value="58509">
            <text:p>58509</text:p>
          </table:table-cell>
          <table:table-cell office:value-type="float" office:value="150195">
            <text:p>150195</text:p>
          </table:table-cell>
          <table:table-cell office:value-type="float" office:value="316387">
            <text:p>316387</text:p>
          </table:table-cell>
          <table:table-cell office:value-type="float" office:value="444998">
            <text:p>444998</text:p>
          </table:table-cell>
          <table:table-cell office:value-type="float" office:value="669703">
            <text:p>669703</text:p>
          </table:table-cell>
          <table:table-cell office:value-type="float" office:value="241893">
            <text:p>24189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table:end-cell-address="Sheet2.G35" table:end-x="0.7701in" table:end-y="0.1461in" draw:z-index="0" draw:style-name="gr1" svg:width="6.1039in" svg:height="4.0343in" svg:x="0in" svg:y="0.0083in">
              <draw:object draw:notify-on-update-of-ranges="Sheet2.B3:Sheet2.G3 Sheet2.A4:Sheet2.A4 Sheet2.B4:Sheet2.G4 Sheet2.A5:Sheet2.A5 Sheet2.B5:Sheet2.G5 Sheet2.A6:Sheet2.A6 Sheet2.B6:Sheet2.G6 Sheet2.A7:Sheet2.A7 Sheet2.B7:Sheet2.G7 Sheet2.A8:Sheet2.A8 Sheet2.B8:Sheet2.G8 Sheet2.A9:Sheet2.A9 Sheet2.B9:Sheet2.G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20 newsgroups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All-pairs-0</text:p>
          </table:table-cell>
          <table:table-cell office:value-type="float" office:value="2587.558932">
            <text:p>2587.56</text:p>
          </table:table-cell>
          <table:table-cell office:value-type="float" office:value="2568.854302">
            <text:p>2568.85</text:p>
          </table:table-cell>
          <table:table-cell office:value-type="float" office:value="2562.36655">
            <text:p>2562.37</text:p>
          </table:table-cell>
          <table:table-cell office:value-type="float" office:value="2537.124488">
            <text:p>2537.12</text:p>
          </table:table-cell>
        </table:table-row>
        <table:table-row table:style-name="ro1">
          <table:table-cell office:value-type="string">
            <text:p>All-pairs-1</text:p>
          </table:table-cell>
          <table:table-cell office:value-type="float" office:value="632.958724">
            <text:p>632.96</text:p>
          </table:table-cell>
          <table:table-cell office:value-type="float" office:value="679.57901">
            <text:p>679.58</text:p>
          </table:table-cell>
          <table:table-cell office:value-type="float" office:value="733.692785">
            <text:p>733.69</text:p>
          </table:table-cell>
          <table:table-cell office:value-type="float" office:value="801.384079">
            <text:p>801.38</text:p>
          </table:table-cell>
        </table:table-row>
        <table:table-row table:style-name="ro1">
          <table:table-cell office:value-type="string">
            <text:p>All-pairs-2</text:p>
          </table:table-cell>
          <table:table-cell office:value-type="float" office:value="739.232408">
            <text:p>739.23</text:p>
          </table:table-cell>
          <table:table-cell office:value-type="float" office:value="882.210885">
            <text:p>882.21</text:p>
          </table:table-cell>
          <table:table-cell office:value-type="float" office:value="1038.108733">
            <text:p>1038.11</text:p>
          </table:table-cell>
          <table:table-cell office:value-type="float" office:value="1220.618655">
            <text:p>1220.62</text:p>
          </table:table-cell>
        </table:table-row>
        <table:table-row table:style-name="ro1">
          <table:table-cell office:value-type="string">
            <text:p>All-pairs-2a</text:p>
          </table:table-cell>
          <table:table-cell office:value-type="float" office:value="260.348519">
            <text:p>260.35</text:p>
          </table:table-cell>
          <table:table-cell office:value-type="float" office:value="311.471807">
            <text:p>311.47</text:p>
          </table:table-cell>
          <table:table-cell office:value-type="float" office:value="373.798208">
            <text:p>373.8</text:p>
          </table:table-cell>
          <table:table-cell office:value-type="float" office:value="445.384014">
            <text:p>445.38</text:p>
          </table:table-cell>
        </table:table-row>
        <table:table-row table:style-name="ro1">
          <table:table-cell office:value-type="string">
            <text:p>All-pairs-2b</text:p>
          </table:table-cell>
          <table:table-cell office:value-type="float" office:value="719.902555">
            <text:p>719.9</text:p>
          </table:table-cell>
          <table:table-cell office:value-type="float" office:value="848.96182">
            <text:p>848.96</text:p>
          </table:table-cell>
          <table:table-cell office:value-type="float" office:value="1010.170579">
            <text:p>1010.17</text:p>
          </table:table-cell>
          <table:table-cell office:value-type="float" office:value="1191.662138">
            <text:p>1191.66</text:p>
          </table:table-cell>
        </table:table-row>
        <table:table-row table:style-name="ro1">
          <table:table-cell office:value-type="string">
            <text:p>All-pairs-2c</text:p>
          </table:table-cell>
          <table:table-cell office:value-type="float" office:value="287.486913">
            <text:p>287.49</text:p>
          </table:table-cell>
          <table:table-cell office:value-type="float" office:value="326.426322">
            <text:p>326.43</text:p>
          </table:table-cell>
          <table:table-cell office:value-type="float" office:value="380.099845">
            <text:p>380.1</text:p>
          </table:table-cell>
          <table:table-cell office:value-type="float" office:value="446.101695">
            <text:p>446.1</text:p>
          </table:table-cell>
        </table:table-row>
        <table:table-row table:style-name="ro1">
          <table:table-cell office:value-type="string">
            <text:p>All-pairs-2c2</text:p>
          </table:table-cell>
          <table:table-cell office:value-type="float" office:value="289.471111">
            <text:p>289.47</text:p>
          </table:table-cell>
          <table:table-cell office:value-type="float" office:value="329.439734">
            <text:p>329.44</text:p>
          </table:table-cell>
          <table:table-cell office:value-type="float" office:value="382.212667">
            <text:p>382.21</text:p>
          </table:table-cell>
          <table:table-cell office:value-type="float" office:value="449.402648">
            <text:p>449.4</text:p>
          </table:table-cell>
        </table:table-row>
        <table:table-row table:style-name="ro1">
          <table:table-cell office:value-type="string">
            <text:p>All-pairs-2ac</text:p>
          </table:table-cell>
          <table:table-cell office:value-type="float" office:value="286.685082">
            <text:p>286.69</text:p>
          </table:table-cell>
          <table:table-cell office:value-type="float" office:value="335.387574">
            <text:p>335.39</text:p>
          </table:table-cell>
          <table:table-cell office:value-type="float" office:value="396.840202">
            <text:p>396.84</text:p>
          </table:table-cell>
          <table:table-cell office:value-type="float" office:value="476.361924">
            <text:p>476.36</text:p>
          </table:table-cell>
        </table:table-row>
        <table:table-row table:style-name="ro1">
          <table:table-cell office:value-type="string">
            <text:p>Output size</text:p>
          </table:table-cell>
          <table:table-cell office:value-type="float" office:value="1060">
            <text:p>1060</text:p>
          </table:table-cell>
          <table:table-cell office:value-type="float" office:value="1757">
            <text:p>1757</text:p>
          </table:table-cell>
          <table:table-cell office:value-type="float" office:value="3574">
            <text:p>3574</text:p>
          </table:table-cell>
          <table:table-cell office:value-type="float" office:value="8963">
            <text:p>89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Sheet3.F35" table:end-x="0.8567in" table:end-y="0.0311in" draw:z-index="0" draw:style-name="gr1" svg:width="5.3016in" svg:height="3.9299in" svg:x="0in" svg:y="0.1748in">
              <draw:object draw:notify-on-update-of-ranges="Sheet3.A1:Sheet3.A1 Sheet3.B1:Sheet3.E1 Sheet3.A2:Sheet3.A2 Sheet3.B2:Sheet3.E2 Sheet3.A3:Sheet3.A3 Sheet3.B3:Sheet3.E3 Sheet3.A4:Sheet3.A4 Sheet3.B4:Sheet3.E4 Sheet3.A5:Sheet3.A5 Sheet3.B5:Sheet3.E5 Sheet3.A6:Sheet3.A6 Sheet3.B6:Sheet3.E6 Sheet3.A7:Sheet3.A7 Sheet3.B7:Sheet3.E7 Sheet3.A8:Sheet3.A8 Sheet3.B8:Sheet3.E8 Sheet3.A9:Sheet3.A9 Sheet3.B9:Sheet3.E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04/24/2010</text:date>, <text:time>17:49:32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04T20:21:50</meta:creation-date>
    <dc:date>2010-04-24T17:49:32</dc:date>
    <meta:editing-duration>PT00H17M37S</meta:editing-duration>
    <meta:editing-cycles>3</meta:editing-cycles>
    <meta:generator>NeoOffice/3.0$Unix OpenOffice.org_project/Patch 0</meta:generator>
    <meta:document-statistic meta:table-count="3" meta:cell-count="148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3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4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5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6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13.329cm" svg:height="9.559cm" chart:class="chart:bar" chart:style-name="ch1">
        <chart:title svg:x="5.301cm" svg:y="0.192cm" chart:style-name="ch2">
          <text:p>Running Time</text:p>
        </chart:title>
        <chart:subtitle svg:x="6.095cm" svg:y="0.886cm" chart:style-name="ch3">
          <text:p>radikal</text:p>
        </chart:subtitle>
        <chart:legend chart:legend-position="end" svg:x="10.958cm" svg:y="3.56cm" chart:style-name="ch4"/>
        <chart:plot-area chart:style-name="ch5" table:cell-range-address="Sheet1.A3:Sheet1.E9" chart:data-source-has-labels="both" svg:x="0.331cm" svg:y="1.528cm" svg:width="10.362cm" svg:height="7.6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title svg:x="5.07cm" svg:y="8.806cm" chart:style-name="ch7">
              <text:p>Threshold</text:p>
            </chart:title>
            <chart:categories table:cell-range-address="Sheet1.B3:Sheet1.E3"/>
          </chart:axis>
          <chart:axis chart:dimension="y" chart:name="primary-y" chart:style-name="ch8">
            <chart:title svg:x="0.267cm" svg:y="5.825cm" chart:style-name="ch9">
              <text:p>Time (sec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B4:Sheet1.E4" chart:label-cell-address="Sheet1.A4:Sheet1.A4" chart:class="chart:bar">
            <chart:data-point chart:repeated="4"/>
          </chart:series>
          <chart:series chart:style-name="ch12" chart:values-cell-range-address="Sheet1.B5:Sheet1.E5" chart:label-cell-address="Sheet1.A5:Sheet1.A5" chart:class="chart:bar">
            <chart:data-point chart:repeated="4"/>
          </chart:series>
          <chart:series chart:style-name="ch13" chart:values-cell-range-address="Sheet1.B6:Sheet1.E6" chart:label-cell-address="Sheet1.A6:Sheet1.A6" chart:class="chart:bar">
            <chart:data-point chart:repeated="4"/>
          </chart:series>
          <chart:series chart:style-name="ch14" chart:values-cell-range-address="Sheet1.B7:Sheet1.E7" chart:label-cell-address="Sheet1.A7:Sheet1.A7" chart:class="chart:bar">
            <chart:data-point chart:repeated="4"/>
          </chart:series>
          <chart:series chart:style-name="ch15" chart:values-cell-range-address="Sheet1.B8:Sheet1.E8" chart:label-cell-address="Sheet1.A8:Sheet1.A8" chart:class="chart:bar">
            <chart:data-point chart:repeated="4"/>
          </chart:series>
          <chart:series chart:style-name="ch16" chart:values-cell-range-address="Sheet1.B9:Sheet1.E9" chart:label-cell-address="Sheet1.A9:Sheet1.A9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E3">0.1</text:p>
              </table:table-cell>
              <table:table-cell office:value-type="string">
                <text:p>0.2</text:p>
              </table:table-cell>
              <table:table-cell office:value-type="string">
                <text:p>0.3</text:p>
              </table:table-cell>
              <table:table-cell office:value-type="string">
                <text:p>0.4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4">All-pairs-0</text:p>
              </table:table-cell>
              <table:table-cell office:value-type="float" office:value="252.605355">
                <text:p text:id="Sheet1.B4:Sheet1.E4">252.605355</text:p>
              </table:table-cell>
              <table:table-cell office:value-type="float" office:value="251.714321">
                <text:p>251.714321</text:p>
              </table:table-cell>
              <table:table-cell office:value-type="float" office:value="253.55919">
                <text:p>253.55919</text:p>
              </table:table-cell>
              <table:table-cell office:value-type="float" office:value="254.125995">
                <text:p>254.125995</text:p>
              </table:table-cell>
            </table:table-row>
            <table:table-row>
              <table:table-cell office:value-type="string">
                <text:p text:id="Sheet1.A5:Sheet1.A5">All-pairs-1</text:p>
              </table:table-cell>
              <table:table-cell office:value-type="float" office:value="193.039748">
                <text:p text:id="Sheet1.B5:Sheet1.E5">193.039748</text:p>
              </table:table-cell>
              <table:table-cell office:value-type="float" office:value="171.402577">
                <text:p>171.402577</text:p>
              </table:table-cell>
              <table:table-cell office:value-type="float" office:value="154.921256">
                <text:p>154.921256</text:p>
              </table:table-cell>
              <table:table-cell office:value-type="float" office:value="154.654748">
                <text:p>154.654748</text:p>
              </table:table-cell>
            </table:table-row>
            <table:table-row>
              <table:table-cell office:value-type="string">
                <text:p text:id="Sheet1.A6:Sheet1.A6">All-pairs-2</text:p>
              </table:table-cell>
              <table:table-cell office:value-type="float" office:value="232.479811">
                <text:p text:id="Sheet1.B6:Sheet1.E6">232.479811</text:p>
              </table:table-cell>
              <table:table-cell office:value-type="float" office:value="196.614742">
                <text:p>196.614742</text:p>
              </table:table-cell>
              <table:table-cell office:value-type="float" office:value="170.341765">
                <text:p>170.341765</text:p>
              </table:table-cell>
              <table:table-cell office:value-type="float" office:value="146.717609">
                <text:p>146.717609</text:p>
              </table:table-cell>
            </table:table-row>
            <table:table-row>
              <table:table-cell office:value-type="string">
                <text:p text:id="Sheet1.A7:Sheet1.A7">All-pairs-2a</text:p>
              </table:table-cell>
              <table:table-cell office:value-type="float" office:value="59.857318">
                <text:p text:id="Sheet1.B7:Sheet1.E7">59.857318</text:p>
              </table:table-cell>
              <table:table-cell office:value-type="float" office:value="48.915543">
                <text:p>48.915543</text:p>
              </table:table-cell>
              <table:table-cell office:value-type="float" office:value="43.631008">
                <text:p>43.631008</text:p>
              </table:table-cell>
              <table:table-cell office:value-type="float" office:value="37.468341">
                <text:p>37.468341</text:p>
              </table:table-cell>
            </table:table-row>
            <table:table-row>
              <table:table-cell office:value-type="string">
                <text:p text:id="Sheet1.A8:Sheet1.A8">All-pairs-2b</text:p>
              </table:table-cell>
              <table:table-cell office:value-type="float" office:value="228.962965">
                <text:p text:id="Sheet1.B8:Sheet1.E8">228.962965</text:p>
              </table:table-cell>
              <table:table-cell office:value-type="float" office:value="193.104368">
                <text:p>193.104368</text:p>
              </table:table-cell>
              <table:table-cell office:value-type="float" office:value="170.229825">
                <text:p>170.229825</text:p>
              </table:table-cell>
              <table:table-cell office:value-type="float" office:value="147.820169">
                <text:p>147.820169</text:p>
              </table:table-cell>
            </table:table-row>
            <table:table-row>
              <table:table-cell office:value-type="string">
                <text:p text:id="Sheet1.A9:Sheet1.A9">All-pairs-2c</text:p>
              </table:table-cell>
              <table:table-cell office:value-type="float" office:value="59.841955">
                <text:p text:id="Sheet1.B9:Sheet1.E9">59.841955</text:p>
              </table:table-cell>
              <table:table-cell office:value-type="float" office:value="50.229806">
                <text:p>50.229806</text:p>
              </table:table-cell>
              <table:table-cell office:value-type="float" office:value="44.41441">
                <text:p>44.41441</text:p>
              </table:table-cell>
              <table:table-cell office:value-type="float" office:value="39.196495">
                <text:p>39.196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3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4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5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6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15.505cm" svg:height="10.248cm" chart:class="chart:bar" chart:style-name="ch1">
        <chart:title svg:x="6.389cm" svg:y="0.205cm" chart:style-name="ch2">
          <text:p>Running Time</text:p>
        </chart:title>
        <chart:subtitle svg:x="6.799cm" svg:y="0.912cm" chart:style-name="ch3">
          <text:p>crawl.trunc</text:p>
        </chart:subtitle>
        <chart:legend chart:legend-position="end" svg:x="13.09cm" svg:y="3.905cm" chart:style-name="ch4"/>
        <chart:plot-area chart:style-name="ch5" table:cell-range-address="Sheet2.A3:Sheet2.G9" chart:data-source-has-labels="both" svg:x="0.419cm" svg:y="1.567cm" svg:width="12.362cm" svg:height="8.2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title svg:x="6.158cm" svg:y="9.469cm" chart:style-name="ch7">
              <text:p>Threshold</text:p>
            </chart:title>
            <chart:categories table:cell-range-address="Sheet2.B3:Sheet2.G3"/>
          </chart:axis>
          <chart:axis chart:dimension="y" chart:name="primary-y" chart:style-name="ch8">
            <chart:title svg:x="0.311cm" svg:y="6.17cm" chart:style-name="ch9">
              <text:p>Time (sec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2.B4:Sheet2.G4" chart:label-cell-address="Sheet2.A4:Sheet2.A4" chart:class="chart:bar">
            <chart:data-point chart:repeated="6"/>
          </chart:series>
          <chart:series chart:style-name="ch12" chart:values-cell-range-address="Sheet2.B5:Sheet2.G5" chart:label-cell-address="Sheet2.A5:Sheet2.A5" chart:class="chart:bar">
            <chart:data-point chart:repeated="6"/>
          </chart:series>
          <chart:series chart:style-name="ch13" chart:values-cell-range-address="Sheet2.B6:Sheet2.G6" chart:label-cell-address="Sheet2.A6:Sheet2.A6" chart:class="chart:bar">
            <chart:data-point chart:repeated="6"/>
          </chart:series>
          <chart:series chart:style-name="ch14" chart:values-cell-range-address="Sheet2.B7:Sheet2.G7" chart:label-cell-address="Sheet2.A7:Sheet2.A7" chart:class="chart:bar">
            <chart:data-point chart:repeated="6"/>
          </chart:series>
          <chart:series chart:style-name="ch15" chart:values-cell-range-address="Sheet2.B8:Sheet2.G8" chart:label-cell-address="Sheet2.A8:Sheet2.A8" chart:class="chart:bar">
            <chart:data-point chart:repeated="6"/>
          </chart:series>
          <chart:series chart:style-name="ch16" chart:values-cell-range-address="Sheet2.B9:Sheet2.G9" chart:label-cell-address="Sheet2.A9:Sheet2.A9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3:Sheet2.G3">0.95</text:p>
              </table:table-cell>
              <table:table-cell office:value-type="string">
                <text:p>0.9</text:p>
              </table:table-cell>
              <table:table-cell office:value-type="string">
                <text:p>0.8</text:p>
              </table:table-cell>
              <table:table-cell office:value-type="string">
                <text:p>0.7</text:p>
              </table:table-cell>
              <table:table-cell office:value-type="string">
                <text:p>0.6</text:p>
              </table:table-cell>
              <table:table-cell office:value-type="string">
                <text:p>0.85</text:p>
              </table:table-cell>
            </table:table-row>
          </table:table-header-rows>
          <table:table-rows>
            <table:table-row>
              <table:table-cell office:value-type="string">
                <text:p text:id="Sheet2.A4:Sheet2.A4">All-pairs-0</text:p>
              </table:table-cell>
              <table:table-cell office:value-type="float" office:value="584.12951">
                <text:p text:id="Sheet2.B4:Sheet2.G4">584.12951</text:p>
              </table:table-cell>
              <table:table-cell office:value-type="float" office:value="588.638721">
                <text:p>588.638721</text:p>
              </table:table-cell>
              <table:table-cell office:value-type="float" office:value="581.103059">
                <text:p>581.103059</text:p>
              </table:table-cell>
              <table:table-cell office:value-type="float" office:value="577.911587">
                <text:p>577.911587</text:p>
              </table:table-cell>
              <table:table-cell office:value-type="float" office:value="560.367947">
                <text:p>560.367947</text:p>
              </table:table-cell>
              <table:table-cell office:value-type="float" office:value="583.380785">
                <text:p>583.380785</text:p>
              </table:table-cell>
            </table:table-row>
            <table:table-row>
              <table:table-cell office:value-type="string">
                <text:p text:id="Sheet2.A5:Sheet2.A5">All-pairs-1</text:p>
              </table:table-cell>
              <table:table-cell office:value-type="float" office:value="420.546227">
                <text:p text:id="Sheet2.B5:Sheet2.G5">420.546227</text:p>
              </table:table-cell>
              <table:table-cell office:value-type="float" office:value="435.193241">
                <text:p>435.193241</text:p>
              </table:table-cell>
              <table:table-cell office:value-type="float" office:value="433.647228">
                <text:p>433.647228</text:p>
              </table:table-cell>
              <table:table-cell office:value-type="float" office:value="459.030654">
                <text:p>459.030654</text:p>
              </table:table-cell>
              <table:table-cell office:value-type="float" office:value="457.932952">
                <text:p>457.932952</text:p>
              </table:table-cell>
              <table:table-cell office:value-type="float" office:value="432.718666">
                <text:p>432.718666</text:p>
              </table:table-cell>
            </table:table-row>
            <table:table-row>
              <table:table-cell office:value-type="string">
                <text:p text:id="Sheet2.A6:Sheet2.A6">All-pairs-2</text:p>
              </table:table-cell>
              <table:table-cell office:value-type="float" office:value="492.795648">
                <text:p text:id="Sheet2.B6:Sheet2.G6">492.795648</text:p>
              </table:table-cell>
              <table:table-cell office:value-type="float" office:value="503.895178">
                <text:p>503.895178</text:p>
              </table:table-cell>
              <table:table-cell office:value-type="float" office:value="537.842032">
                <text:p>537.842032</text:p>
              </table:table-cell>
              <table:table-cell office:value-type="float" office:value="567.13985">
                <text:p>567.13985</text:p>
              </table:table-cell>
              <table:table-cell office:value-type="float" office:value="600.545612">
                <text:p>600.545612</text:p>
              </table:table-cell>
              <table:table-cell office:value-type="float" office:value="521.591161">
                <text:p>521.591161</text:p>
              </table:table-cell>
            </table:table-row>
            <table:table-row>
              <table:table-cell office:value-type="string">
                <text:p text:id="Sheet2.A7:Sheet2.A7">All-pairs-2a</text:p>
              </table:table-cell>
              <table:table-cell office:value-type="float" office:value="247.522371">
                <text:p text:id="Sheet2.B7:Sheet2.G7">247.522371</text:p>
              </table:table-cell>
              <table:table-cell office:value-type="float" office:value="250.605216">
                <text:p>250.605216</text:p>
              </table:table-cell>
              <table:table-cell office:value-type="float" office:value="270.057987">
                <text:p>270.057987</text:p>
              </table:table-cell>
              <table:table-cell office:value-type="float" office:value="285.19623">
                <text:p>285.19623</text:p>
              </table:table-cell>
              <table:table-cell office:value-type="float" office:value="302.964027">
                <text:p>302.964027</text:p>
              </table:table-cell>
              <table:table-cell office:value-type="float" office:value="262.004162">
                <text:p>262.004162</text:p>
              </table:table-cell>
            </table:table-row>
            <table:table-row>
              <table:table-cell office:value-type="string">
                <text:p text:id="Sheet2.A8:Sheet2.A8">All-pairs-2b</text:p>
              </table:table-cell>
              <table:table-cell office:value-type="float" office:value="480.227706">
                <text:p text:id="Sheet2.B8:Sheet2.G8">480.227706</text:p>
              </table:table-cell>
              <table:table-cell office:value-type="float" office:value="489.025949">
                <text:p>489.025949</text:p>
              </table:table-cell>
              <table:table-cell office:value-type="float" office:value="513.579217">
                <text:p>513.579217</text:p>
              </table:table-cell>
              <table:table-cell office:value-type="float" office:value="532.40189">
                <text:p>532.40189</text:p>
              </table:table-cell>
              <table:table-cell office:value-type="float" office:value="558.849537">
                <text:p>558.849537</text:p>
              </table:table-cell>
              <table:table-cell office:value-type="float" office:value="500.296317">
                <text:p>500.296317</text:p>
              </table:table-cell>
            </table:table-row>
            <table:table-row>
              <table:table-cell office:value-type="string">
                <text:p text:id="Sheet2.A9:Sheet2.A9">All-pairs-2c</text:p>
              </table:table-cell>
              <table:table-cell office:value-type="float" office:value="244.142388">
                <text:p text:id="Sheet2.B9:Sheet2.G9">244.142388</text:p>
              </table:table-cell>
              <table:table-cell office:value-type="float" office:value="252.15851">
                <text:p>252.15851</text:p>
              </table:table-cell>
              <table:table-cell office:value-type="float" office:value="267.981105">
                <text:p>267.981105</text:p>
              </table:table-cell>
              <table:table-cell office:value-type="float" office:value="280.484563">
                <text:p>280.484563</text:p>
              </table:table-cell>
              <table:table-cell office:value-type="float" office:value="298.857647">
                <text:p>298.857647</text:p>
              </table:table-cell>
              <table:table-cell office:value-type="float" office:value="259.169306">
                <text:p>259.169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3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4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5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6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7" style:family="chart">
      <style:chart-properties chart:solid-type="cuboid"/>
      <style:graphic-properties draw:fill-color="#314004"/>
      <style:text-properties fo:font-size="6pt" style:font-size-asian="6pt" style:font-size-complex="6pt"/>
    </style:style>
    <style:style style:name="ch18" style:family="chart">
      <style:chart-properties chart:solid-type="cuboid"/>
      <style:graphic-properties draw:fill-color="#aecf00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3.467cm" svg:height="9.983cm" chart:class="chart:bar" chart:style-name="ch1">
        <chart:title svg:x="5.278cm" svg:y="0.2cm" chart:style-name="ch2">
          <text:p>Running Time</text:p>
        </chart:title>
        <chart:subtitle svg:x="5.436cm" svg:y="0.902cm" chart:style-name="ch3">
          <text:p>20 newsgroups</text:p>
        </chart:subtitle>
        <chart:legend chart:legend-position="end" svg:x="10.987cm" svg:y="3.293cm" chart:style-name="ch4"/>
        <chart:plot-area chart:style-name="ch5" table:cell-range-address="Sheet3.A1:Sheet3.E9" chart:data-source-has-labels="both" svg:x="0.337cm" svg:y="1.578cm" svg:width="10.382cm" svg:height="8.00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title svg:x="5.139cm" svg:y="9.214cm" chart:style-name="ch7">
              <text:p>Theshold</text:p>
            </chart:title>
            <chart:categories table:cell-range-address="Sheet3.B1:Sheet3.E1"/>
          </chart:axis>
          <chart:axis chart:dimension="y" chart:name="primary-y" chart:style-name="ch8">
            <chart:title svg:x="0.27cm" svg:y="6.05cm" chart:style-name="ch9">
              <text:p>Time (sec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3.B2:Sheet3.E2" chart:label-cell-address="Sheet3.A2:Sheet3.A2" chart:class="chart:bar">
            <chart:data-point chart:repeated="4"/>
          </chart:series>
          <chart:series chart:style-name="ch12" chart:values-cell-range-address="Sheet3.B3:Sheet3.E3" chart:label-cell-address="Sheet3.A3:Sheet3.A3" chart:class="chart:bar">
            <chart:data-point chart:repeated="4"/>
          </chart:series>
          <chart:series chart:style-name="ch13" chart:values-cell-range-address="Sheet3.B4:Sheet3.E4" chart:label-cell-address="Sheet3.A4:Sheet3.A4" chart:class="chart:bar">
            <chart:data-point chart:repeated="4"/>
          </chart:series>
          <chart:series chart:style-name="ch14" chart:values-cell-range-address="Sheet3.B5:Sheet3.E5" chart:label-cell-address="Sheet3.A5:Sheet3.A5" chart:class="chart:bar">
            <chart:data-point chart:repeated="4"/>
          </chart:series>
          <chart:series chart:style-name="ch15" chart:values-cell-range-address="Sheet3.B6:Sheet3.E6" chart:label-cell-address="Sheet3.A6:Sheet3.A6" chart:class="chart:bar">
            <chart:data-point chart:repeated="4"/>
          </chart:series>
          <chart:series chart:style-name="ch16" chart:values-cell-range-address="Sheet3.B7:Sheet3.E7" chart:label-cell-address="Sheet3.A7:Sheet3.A7" chart:class="chart:bar">
            <chart:data-point chart:repeated="4"/>
          </chart:series>
          <chart:series chart:style-name="ch17" chart:values-cell-range-address="Sheet3.B8:Sheet3.E8" chart:label-cell-address="Sheet3.A8:Sheet3.A8" chart:class="chart:bar">
            <chart:data-point chart:repeated="4"/>
          </chart:series>
          <chart:series chart:style-name="ch18" chart:values-cell-range-address="Sheet3.B9:Sheet3.E9" chart:label-cell-address="Sheet3.A9:Sheet3.A9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3.B1:Sheet3.E1">0.9</text:p>
              </table:table-cell>
              <table:table-cell office:value-type="string">
                <text:p>0.8</text:p>
              </table:table-cell>
              <table:table-cell office:value-type="string">
                <text:p>0.7</text:p>
              </table:table-cell>
              <table:table-cell office:value-type="string">
                <text:p>0.6</text:p>
              </table:table-cell>
            </table:table-row>
          </table:table-header-rows>
          <table:table-rows>
            <table:table-row>
              <table:table-cell office:value-type="string">
                <text:p text:id="Sheet3.A2:Sheet3.A2">All-pairs-0</text:p>
              </table:table-cell>
              <table:table-cell office:value-type="float" office:value="2587.558932">
                <text:p text:id="Sheet3.B2:Sheet3.E2">2587.558932</text:p>
              </table:table-cell>
              <table:table-cell office:value-type="float" office:value="2568.854302">
                <text:p>2568.854302</text:p>
              </table:table-cell>
              <table:table-cell office:value-type="float" office:value="2562.36655">
                <text:p>2562.36655</text:p>
              </table:table-cell>
              <table:table-cell office:value-type="float" office:value="2537.124488">
                <text:p>2537.124488</text:p>
              </table:table-cell>
            </table:table-row>
            <table:table-row>
              <table:table-cell office:value-type="string">
                <text:p text:id="Sheet3.A3:Sheet3.A3">All-pairs-1</text:p>
              </table:table-cell>
              <table:table-cell office:value-type="float" office:value="632.958724">
                <text:p text:id="Sheet3.B3:Sheet3.E3">632.958724</text:p>
              </table:table-cell>
              <table:table-cell office:value-type="float" office:value="679.57901">
                <text:p>679.57901</text:p>
              </table:table-cell>
              <table:table-cell office:value-type="float" office:value="733.692785">
                <text:p>733.692785</text:p>
              </table:table-cell>
              <table:table-cell office:value-type="float" office:value="801.384079">
                <text:p>801.384079</text:p>
              </table:table-cell>
            </table:table-row>
            <table:table-row>
              <table:table-cell office:value-type="string">
                <text:p text:id="Sheet3.A4:Sheet3.A4">All-pairs-2</text:p>
              </table:table-cell>
              <table:table-cell office:value-type="float" office:value="739.232408">
                <text:p text:id="Sheet3.B4:Sheet3.E4">739.232408</text:p>
              </table:table-cell>
              <table:table-cell office:value-type="float" office:value="882.210885">
                <text:p>882.210885</text:p>
              </table:table-cell>
              <table:table-cell office:value-type="float" office:value="1038.108733">
                <text:p>1038.108733</text:p>
              </table:table-cell>
              <table:table-cell office:value-type="float" office:value="1220.618655">
                <text:p>1220.618655</text:p>
              </table:table-cell>
            </table:table-row>
            <table:table-row>
              <table:table-cell office:value-type="string">
                <text:p text:id="Sheet3.A5:Sheet3.A5">All-pairs-2a</text:p>
              </table:table-cell>
              <table:table-cell office:value-type="float" office:value="260.348519">
                <text:p text:id="Sheet3.B5:Sheet3.E5">260.348519</text:p>
              </table:table-cell>
              <table:table-cell office:value-type="float" office:value="311.471807">
                <text:p>311.471807</text:p>
              </table:table-cell>
              <table:table-cell office:value-type="float" office:value="373.798208">
                <text:p>373.798208</text:p>
              </table:table-cell>
              <table:table-cell office:value-type="float" office:value="445.384014">
                <text:p>445.384014</text:p>
              </table:table-cell>
            </table:table-row>
            <table:table-row>
              <table:table-cell office:value-type="string">
                <text:p text:id="Sheet3.A6:Sheet3.A6">All-pairs-2b</text:p>
              </table:table-cell>
              <table:table-cell office:value-type="float" office:value="719.902555">
                <text:p text:id="Sheet3.B6:Sheet3.E6">719.902555</text:p>
              </table:table-cell>
              <table:table-cell office:value-type="float" office:value="848.96182">
                <text:p>848.96182</text:p>
              </table:table-cell>
              <table:table-cell office:value-type="float" office:value="1010.170579">
                <text:p>1010.170579</text:p>
              </table:table-cell>
              <table:table-cell office:value-type="float" office:value="1191.662138">
                <text:p>1191.662138</text:p>
              </table:table-cell>
            </table:table-row>
            <table:table-row>
              <table:table-cell office:value-type="string">
                <text:p text:id="Sheet3.A7:Sheet3.A7">All-pairs-2c</text:p>
              </table:table-cell>
              <table:table-cell office:value-type="float" office:value="287.486913">
                <text:p text:id="Sheet3.B7:Sheet3.E7">287.486913</text:p>
              </table:table-cell>
              <table:table-cell office:value-type="float" office:value="326.426322">
                <text:p>326.426322</text:p>
              </table:table-cell>
              <table:table-cell office:value-type="float" office:value="380.099845">
                <text:p>380.099845</text:p>
              </table:table-cell>
              <table:table-cell office:value-type="float" office:value="446.101695">
                <text:p>446.101695</text:p>
              </table:table-cell>
            </table:table-row>
            <table:table-row>
              <table:table-cell office:value-type="string">
                <text:p text:id="Sheet3.A8:Sheet3.A8">All-pairs-2c2</text:p>
              </table:table-cell>
              <table:table-cell office:value-type="float" office:value="289.471111">
                <text:p text:id="Sheet3.B8:Sheet3.E8">289.471111</text:p>
              </table:table-cell>
              <table:table-cell office:value-type="float" office:value="329.439734">
                <text:p>329.439734</text:p>
              </table:table-cell>
              <table:table-cell office:value-type="float" office:value="382.212667">
                <text:p>382.212667</text:p>
              </table:table-cell>
              <table:table-cell office:value-type="float" office:value="449.402648">
                <text:p>449.402648</text:p>
              </table:table-cell>
            </table:table-row>
            <table:table-row>
              <table:table-cell office:value-type="string">
                <text:p text:id="Sheet3.A9:Sheet3.A9">All-pairs-2ac</text:p>
              </table:table-cell>
              <table:table-cell office:value-type="float" office:value="286.685082">
                <text:p text:id="Sheet3.B9:Sheet3.E9">286.685082</text:p>
              </table:table-cell>
              <table:table-cell office:value-type="float" office:value="335.387574">
                <text:p>335.387574</text:p>
              </table:table-cell>
              <table:table-cell office:value-type="float" office:value="396.840202">
                <text:p>396.840202</text:p>
              </table:table-cell>
              <table:table-cell office:value-type="float" office:value="476.361924">
                <text:p>476.3619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